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4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3cm" svg:height="8.99cm" svg:x="13.399cm" svg:y="0.903cm">
            <draw:object draw:notify-on-update-of-ranges="Planilha1.C7:Planilha1.C7 Planilha1.C8:Planilha1.C17 Planilha1.E7:Planilha1.E7 Planilha1.E8:Planilha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 table:number-rows-repeated="6"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<text:s text:c="15"/>Descrição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Realizado</text:p>
          </table:table-cell>
          <table:table-cell table:style-name="Default" office:value-type="string" calcext:value-type="string">
            <text:p>Restando</text:p>
          </table:table-cell>
        </table:table-row>
        <table:table-row table:style-name="ro1">
          <table:table-cell office:value-type="string" calcext:value-type="string">
            <text:p>Dia 0</text:p>
          </table:table-cell>
          <table:table-cell office:value-type="string" calcext:value-type="string">
            <text:p>Esboço do banco de dado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IF([.D8]=&quot;&quot;;&quot;&quot;;[.C8]-[.D8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a 1</text:p>
          </table:table-cell>
          <table:table-cell office:value-type="string" calcext:value-type="string">
            <text:p>Construção do banco de dados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E8]-[.D9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a 2</text:p>
          </table:table-cell>
          <table:table-cell office:value-type="string" calcext:value-type="string">
            <text:p>Definição do front-en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E9]-[.D10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ia 3</text:p>
          </table:table-cell>
          <table:table-cell office:value-type="string" calcext:value-type="string">
            <text:p>Aprovação do front-end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formula="of:=[.E10]-[.D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a 4</text:p>
          </table:table-cell>
          <table:table-cell office:value-type="string" calcext:value-type="string">
            <text:p>Sistema CRUD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E11]-[.D12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 5</text:p>
          </table:table-cell>
          <table:table-cell office:value-type="string" calcext:value-type="string">
            <text:p>Sistema CRU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E12]-[.D1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Dia 6 </text:p>
          </table:table-cell>
          <table:table-cell office:value-type="string" calcext:value-type="string">
            <text:p><text:s/>Teste do CRUD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E13]-[.D1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ia 7</text:p>
          </table:table-cell>
          <table:table-cell office:value-type="string" calcext:value-type="string">
            <text:p>Aprovação do CRUD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[.E14]-[.D15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 8</text:p>
          </table:table-cell>
          <table:table-cell office:value-type="string" calcext:value-type="string">
            <text:p>Teste do CRUD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E15]-[.D1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Dia 9</text:p>
          </table:table-cell>
          <table:table-cell office:value-type="string" calcext:value-type="string">
            <text:p>Teste do CRUD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E16]-[.D17]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09:29:14.8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08:04:37.294000000</meta:creation-date>
    <dc:date>2023-11-09T09:30:54.573000000</dc:date>
    <meta:editing-duration>PT5M17S</meta:editing-duration>
    <meta:editing-cycles>2</meta:editing-cycles>
    <meta:generator>LibreOffice/7.2.6.2$Windows_X86_64 LibreOffice_project/b0ec3a565991f7569a5a7f5d24fed7f52653d754</meta:generator>
    <meta:document-statistic meta:table-count="1" meta:cell-count="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8.991cm" xlink:href=".." xlink:type="simple" chart:class="chart:line" chart:style-name="ch1">
        <chart:legend chart:legend-position="end" svg:x="13.195cm" svg:y="3.947cm" style:legend-expansion="high" chart:style-name="ch2"/>
        <chart:plot-area chart:style-name="ch3" table:cell-range-address="Planilha1.C7:Planilha1.C17 Planilha1.E7:Planilha1.E17" chart:data-source-has-labels="row" svg:x="0.232cm" svg:y="0.31cm" svg:width="12.554cm" svg:height="8.63cm">
          <chart:coordinate-region svg:x="1.039cm" svg:y="0.509cm" svg:width="11.56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C8:Planilha1.C17" chart:label-cell-address="Planilha1.C7:Planilha1.C7" chart:class="chart:line">
            <chart:data-point chart:repeated="10"/>
          </chart:series>
          <chart:series chart:style-name="ch7" chart:values-cell-range-address="Planilha1.E8:Planilha1.E17" chart:label-cell-address="Planilha1.E7:Planilha1.E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  <draw:g>
                  <svg:desc>Planilha1.C7:Planilha1.C7</svg:desc>
                </draw:g>
              </table:table-cell>
              <table:table-cell office:value-type="string">
                <text:p>Restando</text:p>
                <draw:g>
                  <svg:desc>Planilha1.E7:Planilha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Planilha1.C8:Planilha1.C17</svg:desc>
                </draw:g>
              </table:table-cell>
              <table:table-cell office:value-type="float" office:value="80">
                <text:p>80</text:p>
                <draw:g>
                  <svg:desc>Planilha1.E8:Planilha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